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6.01.10   |   <text:a xlink:type="simple" xlink:href="http://palinfo.habago.org/Entry?Command=Information_PrintForum#FORUM40404"><text:span text:style-name="T1">#</text:span></text:a></text:p>
      <text:p text:style-name="P2">不要成為殘害動物的幫凶</text:p>
      <text:p text:style-name="P2">中國廉價皮草銷台</text:p>
      <text:p text:style-name="P2"/>
      <text:p text:style-name="P2">圖文：台灣動物社會研究會 2006/01/10</text:p>
      <text:p text:style-name="P2"/>
      <text:p text:style-name="P2">95011007jb.jpg</text:p>
      <text:p text:style-name="P2"/>
      <text:p text:style-name="P2">上圖為台灣動物社會研究會１０日招開記者會說明目前只要台幣１５元就能在夜市買到真正的皮草，揭露出中國大陸低價大量生產皮草的事實，並提供一系列在大陸實地拍攝的照片佐證，呼籲民眾不要成為殘害動物的幫兇。</text:p>
      <text:p text:style-name="P2"/>
      <text:p text:style-name="P2">誰說真皮草一定價格昂貴，經保育團體調查發現，台灣坊間充斥大量中國的廉價皮草，從新台幣十五元的皮草髮夾，到裝飾於外套邊緣的皮草，事實上都是真貨，每年為此慘遭非人道屠殺的狐狸、兔子及貂高達近七萬隻，呼籲民眾拒買。</text:p>
      <text:p text:style-name="P2"/>
      <text:p text:style-name="P2">台灣動物社會研究會上午舉辦記者會，公布近半年來的調查結果，發現在保育觀念日漸普及下，雖然有越來越多民眾選擇購買「假皮草」，但一般人以為是假貨的廉價中國製皮草飾品，全都是貨真價實的真皮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